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b54b2" officeooo:paragraph-rsid="001b54b2" style:font-size-asian="12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fo:font-weight="bold" officeooo:rsid="001b54b2" officeooo:paragraph-rsid="001b54b2" style:font-size-asian="12pt" style:font-style-asian="italic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7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18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a4c15" officeooo:paragraph-rsid="001a4c15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b54b2" officeooo:paragraph-rsid="001b54b2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rsid="001a4c15" officeooo:paragraph-rsid="001a4c15"/>
    </style:style>
    <style:style style:name="P23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4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d78fe" officeooo:paragraph-rsid="001d78fe" style:font-size-asian="15pt" style:font-weight-asian="bold" style:font-name-complex="Times New Roman1" style:font-size-complex="15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3594" style:font-name-complex="Times New Roman1"/>
    </style:style>
    <style:style style:name="T3" style:family="text">
      <style:text-properties style:font-name="Times New Roman" officeooo:rsid="001b54b2" style:font-name-complex="Times New Roman1"/>
    </style:style>
    <style:style style:name="T4" style:family="text">
      <style:text-properties style:font-name="Times New Roman" fo:font-weight="bold" officeooo:rsid="001b54b2" style:font-weight-asian="bold" style:font-name-complex="Times New Roman1"/>
    </style:style>
    <style:style style:name="T5" style:family="text">
      <style:text-properties fo:language="en" fo:country="GB" officeooo:rsid="0016ea5b"/>
    </style:style>
    <style:style style:name="T6" style:family="text">
      <style:text-properties fo:color="#000080" loext:opacity="100%" fo:language="en" fo:country="GB" style:text-underline-style="solid" style:text-underline-width="auto" style:text-underline-color="font-color" officeooo:rsid="0018c037" style:language-asian="zxx" style:country-asian="none" style:language-complex="zxx" style:country-complex="none"/>
    </style:style>
    <style:style style:name="T7" style:family="text">
      <style:text-properties fo:color="#000080" loext:opacity="100%" fo:language="en" fo:country="GB" style:text-underline-style="solid" style:text-underline-width="auto" style:text-underline-color="font-color" officeooo:rsid="001b54b2" style:language-asian="zxx" style:country-asian="none" style:language-complex="zxx" style:country-complex="none"/>
    </style:style>
    <style:style style:name="T8" style:family="text">
      <style:text-properties fo:color="#000080" loext:opacity="100%" fo:language="en" fo:country="GB" style:text-underline-style="solid" style:text-underline-width="auto" style:text-underline-color="font-color" officeooo:rsid="001d78fe" style:language-asian="zxx" style:country-asian="none" style:language-complex="zxx" style:country-complex="none"/>
    </style:style>
    <style:style style:name="T9" style:family="text">
      <style:text-properties officeooo:rsid="001b54b2"/>
    </style:style>
    <style:style style:name="T10" style:family="text">
      <style:text-properties officeooo:rsid="001d78f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5">Computer science’<text:span text:style-name="T10">s student</text:span></text:p><text:p text:style-name="P15">at MIT<text:line-break/>Fluent in French</text:p><text:p text:style-name="P14"/></table:table-cell></table:table-row></table:table></draw:text-box></draw:frame></text:p>
      <text:p text:style-name="P24">Gorgon Freeman</text:p>
      <text:p text:style-name="P3"><text:span text:style-name="T8">gordonfreeman</text:span><text:a xlink:type="simple" xlink:href="mailto:Johndoe@gmail.com" text:style-name="Internet_20_link" text:visited-style-name="Visited_20_Internet_20_Link"><text:span text:style-name="T5">@gmail.com</text:span></text:a></text:p>
      <text:p text:style-name="P8">0123456789</text:p>
      <text:p text:style-name="P5"/>
      <text:p text:style-name="P5"/>
      <text:p text:style-name="P5"/>
      <text:p text:style-name="P4"/>
      <text:p text:style-name="P7"/>
      <text:p text:style-name="P9">FORMATION</text:p>
      <text:p text:style-name="P16"><text:span text:style-name="T1">20</text:span><text:span text:style-name="T3">21</text:span><text:span text:style-name="T1"><text:tab/></text:span><text:span text:style-name="T4">Computer science (4 yrs)</text:span></text:p>
      <text:p text:style-name="P21"><text:tab/><text:span text:style-name="T9">MIT, USA</text:span></text:p>
      <text:p text:style-name="P23"><text:span text:style-name="T1"><text:tab/></text:span><text:span text:style-name="T3">received with honors</text:span></text:p>
      <text:p text:style-name="P9"/>
      <text:p text:style-name="P9"/>
      <text:p text:style-name="P10"/>
      <text:p text:style-name="P10">EXPERIENCES PROFESSIONNELLES</text:p>
      <text:p text:style-name="P17"><text:span text:style-name="T1">20</text:span><text:span text:style-name="T3">21 – 2022<text:tab/><text:tab/></text:span><text:span text:style-name="T4">DARPA – Robotics department</text:span></text:p>
      <text:p text:style-name="P18"><text:s text:c="3"/><text:span text:style-name="T9">C / C++ robotics project with use of IA tools and complex data processing</text:span></text:p>
      <text:p text:style-name="P6"/>
      <text:p text:style-name="P6"/>
      <text:p text:style-name="P13"/>
      <text:p text:style-name="P11">Skill</text:p>
      <text:p text:style-name="P22"><text:span text:style-name="T2">L</text:span><text:span text:style-name="T1">ang</text:span><text:span text:style-name="T3">u</text:span><text:span text:style-name="T1">ages : C / C++ / Python / </text:span><text:span text:style-name="T3">IA / Big Data</text:span></text:p>
      <text:p text:style-name="P19">DB :<text:tab/>NoSQL</text:p>
      <text:p text:style-name="P20">Othes : <text:tab/>Matla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6</meta:editing-cycles>
    <meta:print-date>2018-06-15T01:15:00</meta:print-date>
    <meta:creation-date>2016-07-22T15:47:00</meta:creation-date>
    <dc:date>2021-11-07T10:38:59.758935430</dc:date>
    <meta:editing-duration>PT2H14M33S</meta:editing-duration>
    <meta:generator>LibreOffice/7.0.4.2$Linux_X86_64 LibreOffice_project/00$Build-2</meta:generator>
    <meta:document-statistic meta:table-count="1" meta:image-count="0" meta:object-count="0" meta:page-count="1" meta:paragraph-count="16" meta:word-count="63" meta:character-count="382" meta:non-whitespace-character-count="3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